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break-before="auto" fo:break-after="auto" style:writing-mode="lr-tb"/>
      <style:text-properties fo:font-size="14pt" style:font-size-asian="14pt" style:font-size-complex="14pt"/>
    </style:style>
    <style:style style:name="P3" style:family="paragraph" style:parent-style-name="Standard">
      <style:paragraph-properties fo:line-height="100%" fo:break-before="auto" fo:break-after="auto" style:writing-mode="lr-tb"/>
      <style:text-properties fo:font-size="14pt" fo:font-weight="bold" style:font-size-asian="14pt" style:font-weight-asian="bold" style:font-size-complex="14pt" style:font-weight-complex="bold"/>
    </style:style>
    <style:style style:name="P4" style:family="paragraph" style:parent-style-name="Standard" style:master-page-name="Standard">
      <style:paragraph-properties fo:line-height="100%" style:page-number="auto" fo:break-before="auto" fo:break-after="auto" style:writing-mode="lr-tb"/>
      <style:text-properties officeooo:rsid="001f58f4" officeooo:paragraph-rsid="001f58f4"/>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Any and all edits to this are welcome. This process is tested under ubuntu...but I think it should hold up under any os...that's just how git rolls.</text:span></text:p>
      <text:p text:style-name="P2"/>
      <text:p text:style-name="P1"><text:span text:style-name="T1">To work with git…</text:span></text:p>
      <text:p text:style-name="P2"/>
      <text:p text:style-name="P1"><text:span text:style-name="T1">1) Make a new folder and navigate to it with a command line.</text:span></text:p>
      <text:p text:style-name="P2"/>
      <text:p text:style-name="P1"><text:span text:style-name="T1">2) While inside of your folder, type: </text:span><text:span text:style-name="T2">git init</text:span></text:p>
      <text:p text:style-name="P1"><text:span text:style-name="T2"><text:tab/></text:span><text:span text:style-name="T1">This will make your own local git make this folder a git folder.</text:span></text:p>
      <text:p text:style-name="P2"/>
      <text:p text:style-name="P1"><text:span text:style-name="T1">3) Get the github repo link on your clipboard. It’s on the right side of the page when you are looking at the repo on github.</text:span></text:p>
      <text:p text:style-name="P1"><text:span text:style-name="T1"><text:tab/>Local git needs this to know where the remote repo is.</text:span></text:p>
      <text:p text:style-name="P2"/>
      <text:p text:style-name="P1"><text:span text:style-name="T1">4) Still inside your folder, type: </text:span><text:span text:style-name="T2">git clone httpaddressfromclipboard</text:span></text:p>
      <text:p text:style-name="P2"/>
      <text:p text:style-name="P1"><text:span text:style-name="T1"><text:tab/>Now this folder is essentially the same as any copy of the remote repo, with all the versions and history available to you.</text:span></text:p>
      <text:p text:style-name="P1"><text:span text:style-name="T1"><text:tab/>If you were to simply type: </text:span><text:span text:style-name="T2">git pull httpaddressfromclipboard &lt;branch&gt;, </text:span><text:span text:style-name="T1">you will lose some of the benifits of cloning...namely that if you clone, you can then use the word </text:span><text:span text:style-name="T2">origin</text:span><text:span text:style-name="T1"> instead of </text:span><text:span text:style-name="T2">httpaddressfromclipboard.</text:span></text:p>
      <text:p text:style-name="P3"/>
      <text:p text:style-name="P1"><text:span text:style-name="T1">5) If you look in your directory now, you should see a folder for et-core. Cd to get inside of that folder...this is your local repo.</text:span></text:p>
      <text:p text:style-name="P2"/>
      <text:p text:style-name="P1"><text:span text:style-name="T1">6) Now that you have a clone of the repo, type: </text:span><text:span text:style-name="T2">git pull origin test</text:span></text:p>
      <text:p text:style-name="P1"><text:span text:style-name="T2"><text:tab/></text:span><text:span text:style-name="T1">This is how the test branch is active on your local repo.</text:span></text:p>
      <text:p text:style-name="P2"/>
      <text:p text:style-name="P1"><text:span text:style-name="T1">7) You want your own branch for git to be happy with. Make and checkout a branch by typing: </text:span><text:span text:style-name="T2">git checkout -b new_local</text:span></text:p>
      <text:p text:style-name="P1"><text:span text:style-name="T2"><text:tab/></text:span><text:span text:style-name="T1">The -b will create the branch if it is not already created.</text:span></text:p>
      <text:p text:style-name="P2"/>
      <text:p text:style-name="P1"><text:span text:style-name="T1">8) If you type: </text:span><text:span text:style-name="T2">git branch</text:span><text:span text:style-name="T1">, you should see that you are now on new_local, not master….this is what you want.</text:span></text:p>
      <text:p text:style-name="P2"/>
      <text:p text:style-name="P1"><text:span text:style-name="T1">9) Now you either edit a file, or you make a new file/folder for the project.</text:span></text:p>
      <text:p text:style-name="P1"><text:span text:style-name="T1"><text:tab/>If you make something </text:span><text:span text:style-name="T2">new</text:span><text:span text:style-name="T1">, type: </text:span><text:span text:style-name="T2">git add .</text:span></text:p>
      <text:p text:style-name="P1"><text:span text:style-name="T2"><text:tab/></text:span><text:span text:style-name="T1">This will make all the items in your folder fall under source control. This is called staging and is part of commiting. If all you did was edit </text:span><text:soft-page-break/><text:span text:style-name="T1">existing files, git already knows about them so you do not have to git add anything.</text:span></text:p>
      <text:p text:style-name="P2"/>
      <text:p text:style-name="P1"><text:span text:style-name="T1">10) If you are far enough along in the game of development, make a save point by typing: </text:span><text:span text:style-name="T2">git commit -a -m ‘my commit message like...bug fix for executeparam’</text:span></text:p>
      <text:p text:style-name="P1"><text:span text:style-name="T1"><text:tab/>This is a save point that you can go back to, but just as important is the fact that a commit is what is pushed to the remote repo. If you do not </text:span><text:span text:style-name="T2">git add</text:span><text:span text:style-name="T1"> either the ‘.’ (. stands for everything in the folder) or a filename, those unadded files are not part of the commit, and cannot cross the wire to remote.</text:span></text:p>
      <text:p text:style-name="P2"/>
      <text:p text:style-name="P1"><text:span text:style-name="T1">9) Now that you have a commit, you can push it to the github test branch by typing: </text:span><text:span text:style-name="T2">git push origin new_local:test</text:span></text:p>
      <text:p text:style-name="P1"><text:span text:style-name="T2"><text:tab/></text:span><text:span text:style-name="T1">You have now put your local version of the repo on the remote test branch. ********** This is a time for merge problems to crop up...if git cannot resolve your changes with the remote copy, you will have to do this manually. Take your time, think about what your are trying to accomplish. As with most merging in the world you are most likely on your own.</text:span></text:p>
      <text:p text:style-name="P2"/>
      <text:p text:style-name="P1"><text:span text:style-name="T1">11) With everyone else making your local repo out of date by updating the remote test repo, you will need to ‘get latest.’ Since you have made your repo a clone, you can type: </text:span><text:span text:style-name="T2">git pull origin test</text:span></text:p>
      <text:p text:style-name="P1"><text:span text:style-name="T2"><text:tab/></text:span><text:span text:style-name="T1">********** This is a time for merge problems to crop up...if git cannot resolve your changes with the remote copy, you will have to do this manually. Take your time, think about what your are trying to accomplish. As with most merging in the world you are most likely on your own.</text:span></text:p>
      <text:p text:style-name="P2"/>
      <text:p text:style-name="P1"><text:span text:style-name="T1">12) You can now get the very basic functions of git accomplished, but there is a lot more stuff...I had edited executethis and did not want to keep my changes...all I did was: </text:span><text:span text:style-name="T2">git checkout executethis.js</text:span></text:p>
      <text:p text:style-name="P1"><text:span text:style-name="T1"><text:tab/>Now my local version of exectutethis is lost, and tha last commit of executethis.js (the one I started with) is in my local repo.</text:span></text:p>
      <text:p text:style-name="P2"/>
      <text:p text:style-name="P1"><text:span text:style-name="T1">13) After having a couple of gui’s just flake or fail, I have found that the command line is the way to go for me...It takes the guesswork out of what is going on….I have a local branch that I work on, and update a remote branch with it. Done. </text:span></text:p>
      <text:p text:style-name="P2"/>
      <text:p text:style-name="P1"><text:span text:style-name="T1">Please edit this if you find errors, or simply bad logic...I certainly don’t mi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style:contextual-spacing="false"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 LibreOffice_project/410m0$Build-3</meta:generator>
    <dc:title/>
    <meta:initial-creator/>
    <dc:creator>luke </dc:creator>
    <meta:editing-cycles>2</meta:editing-cycles>
    <dc:date>2013-11-25T11:31:47.386939743</dc:date>
    <meta:editing-duration>P0D</meta:editing-duration>
    <meta:document-statistic meta:table-count="0" meta:image-count="0" meta:object-count="0" meta:page-count="2" meta:paragraph-count="29" meta:word-count="742" meta:character-count="3890" meta:non-whitespace-character-count="3164"/>
  </office:meta>
</office:document-meta>
</file>